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ect 2" manifest:media-type=""/>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orphans="0" fo:text-indent="0in" style:auto-text-indent="false"/>
    </style:style>
    <style:style style:name="P3" style:family="paragraph" style:parent-style-name="Text_20_body">
      <style:paragraph-properties fo:orphans="0"/>
    </style:style>
    <style:style style:name="P4" style:family="paragraph" style:parent-style-name="Text_20_body" style:list-style-name="L1">
      <style:paragraph-properties fo:margin-top="0in" fo:margin-bottom="0in" style:contextual-spacing="false" fo:orphans="0"/>
    </style:style>
    <style:style style:name="P5" style:family="paragraph" style:parent-style-name="Text_20_body" style:list-style-name="L1">
      <style:paragraph-properties fo:orphans="0"/>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text-indent="0in" style:auto-text-indent="false" fo:background-color="transparent" fo:padding="0in" fo:border="none"/>
    </style:style>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5"/>
    <style:style style:name="P15" style:family="paragraph" style:parent-style-name="Preformatted_20_Text">
      <loext:graphic-properties draw:fill="none" draw:fill-color="#ffffff"/>
      <style:paragraph-properties fo:margin-left="0in" fo:margin-right="0in" fo:line-height="150%" fo:text-align="start" style:justify-single-word="false" fo:text-indent="0in" style:auto-text-indent="false" fo:background-color="transparent" fo:padding="0in" fo:border="none"/>
    </style:style>
    <style:style style:name="P16"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background-color="transparent" fo:padding="0in" fo:border="none"/>
    </style:style>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6"/>
    <style:style style:name="P19" style:family="paragraph" style:parent-style-name="Preformatted_20_Text">
      <loext:graphic-properties draw:fill="none" draw:fill-color="#ffffff"/>
      <style:paragraph-properties fo:margin-left="0in" fo:margin-right="0in" fo:line-height="150%" fo:text-align="start" style:justify-single-word="false" fo:background-color="transparent" fo:padding="0in" fo:border="none"/>
    </style:style>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7"/>
    <style:style style:name="P22" style:family="paragraph" style:parent-style-name="Text_20_body" style:list-style-name="L8">
      <style:paragraph-properties fo:margin-top="0in" fo:margin-bottom="0in" style:contextual-spacing="false"/>
    </style:style>
    <style:style style:name="P23" style:family="paragraph" style:parent-style-name="Text_20_body" style:list-style-name="L8"/>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9"/>
    <style:style style:name="P26" style:family="paragraph" style:parent-style-name="Text_20_body" style:list-style-name="L10">
      <style:paragraph-properties fo:margin-top="0in" fo:margin-bottom="0in" style:contextual-spacing="false"/>
    </style:style>
    <style:style style:name="P27" style:family="paragraph" style:parent-style-name="Text_20_body" style:list-style-name="L10"/>
    <style:style style:name="P28" style:family="paragraph" style:parent-style-name="Heading_20_3">
      <style:paragraph-properties fo:margin-left="0in" fo:margin-right="0in" fo:text-indent="0in" style:auto-text-indent="false"/>
    </style:style>
    <style:style style:name="T1" style:family="text">
      <style:text-properties officeooo:rsid="0005fd52"/>
    </style:style>
    <style:style style:name="T2" style:family="text">
      <style:text-properties fo:color="#abb2bf" loext:opacity="100%" fo:font-family="'var font-mono'" fo:background-color="transparent" loext:char-shading-value="0"/>
    </style:style>
    <style:style style:name="T3" style:family="text">
      <style:text-properties fo:color="#abb2bf" loext:opacity="100%" fo:background-color="transparent" loext:char-shading-value="0"/>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frame-display-border="true"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ject2" text:anchor-type="page" text:anchor-page-number="1" svg:x="0in" svg:y="0in" svg:width="0.0161in" svg:height="0.0161in" draw:z-index="0">
        <draw:floating-frame/>
      </draw:frame>
      <text:p text:style-name="Text_20_body"/>
      <text:p text:style-name="P1"><text:span text:style-name="T1">D</text:span>etailed maths for CSTP-Graph Lifecycle</text:p>
      <text:p text:style-name="P2">The user is asking for detailed mathematics related to CSTP-Graph Lifecycle. Looking at the documents provided, I can see they contain specifications, claims, and diagrams for a cryptographic system called CSTP (Cryptographic State Transition Proofs) - Graph Lifecycle.</text:p>
      <text:p text:style-name="P3">The documents describe a system for managing digital asset lifecycles using graph structures with cryptographic proofs. Let me extract and present the mathematical concepts and operations described in these documents.</text:p>
      <text:p text:style-name="P3">From the documents, I can identify several key mathematical components:</text:p>
      <text:list text:style-name="L1">
        <text:list-item>
          <text:p text:style-name="P4">Forward-secure key generation using one-way functions </text:p>
        </text:list-item>
        <text:list-item>
          <text:p text:style-name="P4">Graph modeling of dependencies </text:p>
        </text:list-item>
        <text:list-item>
          <text:p text:style-name="P4">Cryptographic commitments </text:p>
        </text:list-item>
        <text:list-item>
          <text:p text:style-name="P4">Merkle tree operations </text:p>
        </text:list-item>
        <text:list-item>
          <text:p text:style-name="P4">Cumulative root chaining </text:p>
        </text:list-item>
        <text:list-item>
          <text:p text:style-name="P5">Threshold multi-party computation </text:p>
        </text:list-item>
      </text:list>
      <text:p text:style-name="P3">Let me organize the mathematical details based on what's described in the specification and claims.</text:p>
      <text:p text:style-name="Text_20_body">Looking through your CSTP-Graph Lifecycle documents, here's the detailed mathematics underlying the system:</text:p>
      <text:h text:style-name="Heading_20_2" text:outline-level="2">Core Mathematical Components</text:h>
      <text:h text:style-name="Heading_20_3" text:outline-level="3">1. Forward-Secure Key Generation</text:h>
      <text:p text:style-name="Text_20_body">The epoch root key derivation uses a one-way function iteratively:</text:p>
      <text:list text:style-name="L2">
        <text:list-item>
          <text:p text:style-name="P6"><text:span text:style-name="Strong_20_Emphasis">Initial</text:span>: <text:span text:style-name="Source_20_Text">K₀</text:span> = initial epoch root key </text:p>
        </text:list-item>
        <text:list-item>
          <text:p text:style-name="P6"><text:span text:style-name="Strong_20_Emphasis">Evolution</text:span>: <text:span text:style-name="Source_20_Text">Kᵢ₊₁ = H(Kᵢ)</text:span> where H is a cryptographic hash function </text:p>
        </text:list-item>
        <text:list-item>
          <text:p text:style-name="P6"><text:span text:style-name="Strong_20_Emphasis">Property</text:span>: Given <text:span text:style-name="Source_20_Text">Kᵢ</text:span>, computing <text:span text:style-name="Source_20_Text">Kᵢ₋₁</text:span> is computationally infeasible (one-way property) </text:p>
        </text:list-item>
        <text:list-item>
          <text:p text:style-name="P7"><text:span text:style-name="Strong_20_Emphasis">Per-asset wrap keys</text:span>: <text:span text:style-name="Source_20_Text">WKₐ = KDF(Kᵢ, asset_id)</text:span> where KDF is a key derivation function </text:p>
        </text:list-item>
      </text:list>
      <text:h text:style-name="Heading_20_3" text:outline-level="3">2. Graph Structure Mathematics</text:h>
      <text:p text:style-name="Text_20_body">The lifecycle is modeled as a directed acyclic graph (DAG):</text:p>
      <text:list text:style-name="L3">
        <text:list-item>
          <text:p text:style-name="P8"><text:span text:style-name="Strong_20_Emphasis">Nodes</text:span>: <text:span text:style-name="Source_20_Text">N = {n₁, n₂, ..., nₙ}</text:span> representing transition states </text:p>
        </text:list-item>
        <text:list-item>
          <text:p text:style-name="P8"><text:span text:style-name="Strong_20_Emphasis">Edges</text:span>: <text:span text:style-name="Source_20_Text">E ⊆ N × N</text:span> representing dependency relations </text:p>
        </text:list-item>
        <text:list-item>
          <text:p text:style-name="P9"><text:span text:style-name="Strong_20_Emphasis">Acyclicity constraint</text:span>: No path exists where <text:span text:style-name="Source_20_Text">nᵢ → ... → nᵢ</text:span> </text:p>
        </text:list-item>
      </text:list>
      <text:h text:style-name="Heading_20_3" text:outline-level="3">3. Commitment Vectors</text:h>
      <text:p text:style-name="Text_20_body"><text:span text:style-name="Strong_20_Emphasis">Node Commitment</text:span> (element 210):</text:p>
      <text:p text:style-name="P10"><text:span text:style-name="Source_20_Text"><text:span text:style-name="T2">C_node = H(asset_id || epoch || transition_type || salt)</text:span></text:span></text:p>
      <text:p text:style-name="Text_20_body"><text:soft-page-break/><text:span text:style-name="Strong_20_Emphasis">Edge Commitment</text:span> (element 255):</text:p>
      <text:p text:style-name="P10"><text:span text:style-name="Source_20_Text"><text:span text:style-name="T2">C_edge = H(node_id_source || node_id_target || relation_type || H_relational)</text:span></text:span></text:p>
      <text:p text:style-name="Text_20_body">where <text:span text:style-name="Source_20_Text">H_relational</text:span> links to dependent assets</text:p>
      <text:p text:style-name="Text_20_body"><text:span text:style-name="Strong_20_Emphasis">Full commitment vector</text:span>:</text:p>
      <text:p text:style-name="P10"><text:span text:style-name="Source_20_Text"><text:span text:style-name="T2">V = [C_node₁, C_edge₁, C_node₂, C_edge₂, ..., C_nodeₙ, C_edgeₘ]</text:span></text:span></text:p>
      <text:h text:style-name="Heading_20_3" text:outline-level="3">4. Merkle Accumulator Operations</text:h>
      <text:p text:style-name="Text_20_body">The relational Merkle tree construction (element 140):</text:p>
      <text:list text:style-name="L4">
        <text:list-item>
          <text:p text:style-name="P11"><text:span text:style-name="Strong_20_Emphasis">Leaf nodes</text:span>: Individual commitments from vector V </text:p>
        </text:list-item>
        <text:list-item>
          <text:p text:style-name="P11"><text:span text:style-name="Strong_20_Emphasis">Internal nodes</text:span>: <text:span text:style-name="Source_20_Text">H(left_child || right_child)</text:span> </text:p>
        </text:list-item>
        <text:list-item>
          <text:p text:style-name="P11"><text:span text:style-name="Strong_20_Emphasis">Root computation</text:span>: For n leaves, requires <text:span text:style-name="Source_20_Text">O(log₂ n)</text:span> hash operations </text:p>
        </text:list-item>
        <text:list-item>
          <text:p text:style-name="P12"><text:span text:style-name="Strong_20_Emphasis">Merkle path</text:span> (element 220): Sequence of sibling hashes from leaf to root </text:p>
        </text:list-item>
      </text:list>
      <text:p text:style-name="Text_20_body">For a tree with N = 10⁶ nodes:</text:p>
      <text:list text:style-name="L5">
        <text:list-item>
          <text:p text:style-name="P13">Proof size: ~20 hash values (log₂(10⁶) ≈ 20) </text:p>
        </text:list-item>
        <text:list-item>
          <text:p text:style-name="P14">Verification complexity: O(log N) </text:p>
        </text:list-item>
      </text:list>
      <text:h text:style-name="Heading_20_3" text:outline-level="3">5. Cumulative Root Chaining</text:h>
      <text:p text:style-name="Text_20_body">The chain value computation (element 240):</text:p>
      <text:p text:style-name="P15"><text:span text:style-name="Source_20_Text"><text:span text:style-name="T2">Chain_Value₀ = H(Epoch_Root₀ || initialization_vector)</text:span></text:span></text:p>
      <text:p text:style-name="P16"><text:span text:style-name="Source_20_Text"><text:span text:style-name="T2">Chain_Valueᵢ = H(Epoch_Rootᵢ || Chain_Valueᵢ₋₁)</text:span></text:span></text:p>
      <text:p text:style-name="Text_20_body">This creates an immutable chain where:</text:p>
      <text:list text:style-name="L6">
        <text:list-item>
          <text:p text:style-name="P17">Each epoch's root depends on all previous epochs </text:p>
        </text:list-item>
        <text:list-item>
          <text:p text:style-name="P18">Tampering with any historical root invalidates all subsequent chain values </text:p>
        </text:list-item>
      </text:list>
      <text:h text:style-name="Heading_20_3" text:outline-level="3">6. Graph Lifecycle Receipt Structure</text:h>
      <text:p text:style-name="Text_20_body">The receipt (element 300) contains:</text:p>
      <text:p text:style-name="P15"><text:span text:style-name="Source_20_Text"><text:span text:style-name="T2">Receipt = {</text:span></text:span></text:p>
      <text:p text:style-name="P19"><text:span text:style-name="Source_20_Text"><text:span text:style-name="T3"><text:s text:c="4"/></text:span></text:span><text:span text:style-name="Source_20_Text"><text:span text:style-name="T2">node_id: 215,</text:span></text:span></text:p>
      <text:p text:style-name="P19"><text:span text:style-name="Source_20_Text"><text:span text:style-name="T3"><text:s text:c="4"/></text:span></text:span><text:span text:style-name="Source_20_Text"><text:span text:style-name="T2">transition_type_epoch: encoded_value,</text:span></text:span></text:p>
      <text:p text:style-name="P19"><text:span text:style-name="Source_20_Text"><text:span text:style-name="T3"><text:s text:c="4"/></text:span></text:span><text:span text:style-name="Source_20_Text"><text:span text:style-name="T2">node_commitment: C_node,</text:span></text:span></text:p>
      <text:p text:style-name="P19"><text:span text:style-name="Source_20_Text"><text:span text:style-name="T3"><text:s text:c="4"/></text:span></text:span><text:span text:style-name="Source_20_Text"><text:span text:style-name="T2">edge_commitments: [C_edge₁, ..., C_edgeₖ],</text:span></text:span></text:p>
      <text:p text:style-name="P19"><text:span text:style-name="Source_20_Text"><text:span text:style-name="T3"><text:s text:c="4"/></text:span></text:span><text:span text:style-name="Source_20_Text"><text:span text:style-name="T2">edge_relations: [R₁, ..., Rₖ],</text:span></text:span></text:p>
      <text:p text:style-name="P19"><text:span text:style-name="Source_20_Text"><text:span text:style-name="T3"><text:s text:c="4"/></text:span></text:span><text:span text:style-name="Source_20_Text"><text:span text:style-name="T2">merkle_path: [h₁, h₂, ..., h_log(n)],</text:span></text:span></text:p>
      <text:p text:style-name="P19"><text:span text:style-name="Source_20_Text"><text:span text:style-name="T3"><text:s text:c="4"/></text:span></text:span><text:span text:style-name="Source_20_Text"><text:span text:style-name="T2">epoch_root: Root_epoch,</text:span></text:span></text:p>
      <text:p text:style-name="P19"><text:soft-page-break/><text:span text:style-name="Source_20_Text"><text:span text:style-name="T3"><text:s text:c="4"/></text:span></text:span><text:span text:style-name="Source_20_Text"><text:span text:style-name="T2">chain_value: Chain_Valueᵢ,</text:span></text:span></text:p>
      <text:p text:style-name="P19"><text:span text:style-name="Source_20_Text"><text:span text:style-name="T3"><text:s text:c="4"/></text:span></text:span><text:span text:style-name="Source_20_Text"><text:span text:style-name="T2">[optional_fields]</text:span></text:span></text:p>
      <text:p text:style-name="P16"><text:span text:style-name="Source_20_Text"><text:span text:style-name="T2">}</text:span></text:span></text:p>
      <text:h text:style-name="Heading_20_3" text:outline-level="3">7. Verification Mathematics</text:h>
      <text:p text:style-name="Text_20_body"><text:span text:style-name="Strong_20_Emphasis">Merkle Proof Verification</text:span>:</text:p>
      <text:p text:style-name="P15"><text:span text:style-name="Source_20_Text"><text:span text:style-name="T2">verify(leaf, path, root):</text:span></text:span></text:p>
      <text:p text:style-name="P19"><text:span text:style-name="Source_20_Text"><text:span text:style-name="T3"><text:s text:c="4"/></text:span></text:span><text:span text:style-name="Source_20_Text"><text:span text:style-name="T2">current = H(leaf)</text:span></text:span></text:p>
      <text:p text:style-name="P19"><text:span text:style-name="Source_20_Text"><text:span text:style-name="T3"><text:s text:c="4"/></text:span></text:span><text:span text:style-name="Source_20_Text"><text:span text:style-name="T2">for sibling in path:</text:span></text:span></text:p>
      <text:p text:style-name="P19"><text:span text:style-name="Source_20_Text"><text:span text:style-name="T3"><text:s text:c="8"/></text:span></text:span><text:span text:style-name="Source_20_Text"><text:span text:style-name="T2">if is_left_sibling:</text:span></text:span></text:p>
      <text:p text:style-name="P19"><text:span text:style-name="Source_20_Text"><text:span text:style-name="T3"><text:s text:c="12"/></text:span></text:span><text:span text:style-name="Source_20_Text"><text:span text:style-name="T2">current = H(sibling || current)</text:span></text:span></text:p>
      <text:p text:style-name="P19"><text:span text:style-name="Source_20_Text"><text:span text:style-name="T3"><text:s text:c="8"/></text:span></text:span><text:span text:style-name="Source_20_Text"><text:span text:style-name="T2">else:</text:span></text:span></text:p>
      <text:p text:style-name="P19"><text:span text:style-name="Source_20_Text"><text:span text:style-name="T3"><text:s text:c="12"/></text:span></text:span><text:span text:style-name="Source_20_Text"><text:span text:style-name="T2">current = H(current || sibling)</text:span></text:span></text:p>
      <text:p text:style-name="P16"><text:span text:style-name="Source_20_Text"><text:span text:style-name="T3"><text:s text:c="4"/></text:span></text:span><text:span text:style-name="Source_20_Text"><text:span text:style-name="T2">return (current == root)</text:span></text:span></text:p>
      <text:p text:style-name="Text_20_body"><text:span text:style-name="Strong_20_Emphasis">Chain Consistency Check</text:span>:</text:p>
      <text:p text:style-name="P15"><text:span text:style-name="Source_20_Text"><text:span text:style-name="T2">verify_chain(roots[], chain_values[]):</text:span></text:span></text:p>
      <text:p text:style-name="P19"><text:span text:style-name="Source_20_Text"><text:span text:style-name="T3"><text:s text:c="4"/></text:span></text:span><text:span text:style-name="Source_20_Text"><text:span text:style-name="T2">for i in 1..n:</text:span></text:span></text:p>
      <text:p text:style-name="P19"><text:span text:style-name="Source_20_Text"><text:span text:style-name="T3"><text:s text:c="8"/></text:span></text:span><text:span text:style-name="Source_20_Text"><text:span text:style-name="T2">if H(roots[i] || chain_values[i-1]) ≠ chain_values[i]:</text:span></text:span></text:p>
      <text:p text:style-name="P19"><text:span text:style-name="Source_20_Text"><text:span text:style-name="T3"><text:s text:c="12"/></text:span></text:span><text:span text:style-name="Source_20_Text"><text:span text:style-name="T2">return false</text:span></text:span></text:p>
      <text:p text:style-name="P16"><text:span text:style-name="Source_20_Text"><text:span text:style-name="T3"><text:s text:c="4"/></text:span></text:span><text:span text:style-name="Source_20_Text"><text:span text:style-name="T2">return true</text:span></text:span></text:p>
      <text:h text:style-name="Heading_20_3" text:outline-level="3">8. Dependency Propagation Rules</text:h>
      <text:p text:style-name="Text_20_body">For coordinated destruction with null digest (element 270):</text:p>
      <text:list text:style-name="L7">
        <text:list-item>
          <text:p text:style-name="P20">If parent node <text:span text:style-name="Source_20_Text">p</text:span> → null digest </text:p>
        </text:list-item>
        <text:list-item>
          <text:p text:style-name="P21">Then for all children <text:span text:style-name="Source_20_Text">c</text:span> where <text:span text:style-name="Source_20_Text">(p,c) ∈ E</text:span>: <text:span text:style-name="Source_20_Text">c</text:span> → null digest </text:p>
        </text:list-item>
      </text:list>
      <text:p text:style-name="Text_20_body">Mathematically:</text:p>
      <text:p text:style-name="P10"><text:span text:style-name="Source_20_Text"><text:span text:style-name="T3">∀</text:span></text:span><text:span text:style-name="Source_20_Text"><text:span text:style-name="T2">c ∈ N: (p,c) ∈ E ∧ state(p) = destroyed ⟹ state(c) = destroyed</text:span></text:span></text:p>
      <text:h text:style-name="Heading_20_3" text:outline-level="3">9. Multi-Party Computation for Deletion</text:h>
      <text:p text:style-name="Text_20_body">Using threshold scheme (t-of-n):</text:p>
      <text:list text:style-name="L8">
        <text:list-item>
          <text:p text:style-name="P22">Secret shares: <text:span text:style-name="Source_20_Text">S = {s₁, s₂, ..., sₙ}</text:span> of epoch root key </text:p>
        </text:list-item>
        <text:list-item>
          <text:p text:style-name="P22">Reconstruction requires: any subset <text:span text:style-name="Source_20_Text">T ⊂ S</text:span> where |T| ≥ t </text:p>
        </text:list-item>
        <text:list-item>
          <text:p text:style-name="P23">Deletion achieved when: at least (n - t + 1) shares destroyed </text:p>
        </text:list-item>
      </text:list>
      <text:h text:style-name="Heading_20_3" text:outline-level="3"><text:soft-page-break/>10. Batch Proof Optimization</text:h>
      <text:p text:style-name="Text_20_body">For hierarchical domain organization:</text:p>
      <text:list text:style-name="L9">
        <text:list-item>
          <text:p text:style-name="P24">Commitments grouped by domain: <text:span text:style-name="Source_20_Text">D₁, D₂, ..., Dₘ</text:span> </text:p>
        </text:list-item>
        <text:list-item>
          <text:p text:style-name="P24">Sub-tree roots: <text:span text:style-name="Source_20_Text">R_D₁, R_D₂, ..., R_Dₘ</text:span> </text:p>
        </text:list-item>
        <text:list-item>
          <text:p text:style-name="P25">Batch non-existence proof size: O(log m + log(max|Dᵢ|)) </text:p>
        </text:list-item>
      </text:list>
      <text:h text:style-name="Heading_20_3" text:outline-level="3">11. Graph Traversal Complexity</text:h>
      <text:p text:style-name="Text_20_body">For verification with receipts:</text:p>
      <text:list text:style-name="L10">
        <text:list-item>
          <text:p text:style-name="P26"><text:span text:style-name="Strong_20_Emphasis">DFS/BFS traversal</text:span>: O(|N| + |E|) </text:p>
        </text:list-item>
        <text:list-item>
          <text:p text:style-name="P26"><text:span text:style-name="Strong_20_Emphasis">Maximum depth D = 10</text:span>: Bounds recursion depth </text:p>
        </text:list-item>
        <text:list-item>
          <text:p text:style-name="P27"><text:span text:style-name="Strong_20_Emphasis">Cycle detection</text:span>: O(|E|) using union-find with path compression </text:p>
        </text:list-item>
      </text:list>
      <text:p text:style-name="Text_20_body">The system achieves cryptographic assurance through the composition of these mathematical primitives, creating an immutable, verifiable record of multi-asset lifecycles without requiring access to the underlying asset data. The forward-secure key generation ensures past states cannot be reconstructed even if current keys are compromised, while the graph structure captures complex interdependencies between assets that must be maintained throughout their lifecycles.</text:p>
      <text:h text:style-name="P28"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3T08:53:39.786472000</meta:creation-date>
    <dc:date>2025-09-23T08:54:05.833726000</dc:date>
    <meta:editing-duration>PT26S</meta:editing-duration>
    <meta:editing-cycles>1</meta:editing-cycles>
    <meta:document-statistic meta:table-count="0" meta:image-count="0" meta:object-count="1" meta:page-count="4" meta:paragraph-count="99" meta:word-count="768" meta:character-count="4992" meta:non-whitespace-character-count="4252"/>
    <meta:generator>LibreOffice/25.8.1.1$Windows_X86_64 LibreOffice_project/54047653041915e595ad4e45cccea684809c77b5</meta:generator>
  </office:meta>
</office:document-meta>
</file>